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pperplate Gothic Bold" fo:font-size="20pt" officeooo:rsid="002cd392" officeooo:paragraph-rsid="002cd392" style:font-size-asian="20pt" style:font-size-complex="20pt"/>
    </style:style>
    <style:style style:name="T1" style:family="text">
      <style:text-properties officeooo:rsid="001f5da2"/>
    </style:style>
    <style:style style:name="T2" style:family="text">
      <style:text-properties officeooo:rsid="002df6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>Fiches</text:p>
      <text:p text:style-name="P5"/>
      <text:p text:style-name="P7">Plan des bandes</text:p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df6dc"/>
    </style:style>
    <style:style style:name="MT2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ion Document 1.2.0</text:p>
        <text:p text:style-name="MP2">Version 1.0<text:span text:style-name="MT1">0</text:span> 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 <text:tab/><text:file-name text:display="name">Page_garde__Plan_Bande_AMR</text:file-name><text:tab/><text:date style:data-style-name="N37" text:date-value="2024-02-09T10:20:04.910000204">09/02/24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9T10:20:04.859000000</dc:date>
    <meta:editing-duration>PT2H8M4S</meta:editing-duration>
    <meta:editing-cycles>19</meta:editing-cycles>
    <meta:generator>LibreOffice/6.4.0.3$Windows_X86_64 LibreOffice_project/b0a288ab3d2d4774cb44b62f04d5d28733ac6df8</meta:generator>
    <dc:creator>Frédéric BOUCHET</dc:creator>
    <meta:document-statistic meta:table-count="0" meta:image-count="0" meta:object-count="0" meta:page-count="1" meta:paragraph-count="4" meta:word-count="13" meta:character-count="100" meta:non-whitespace-character-count="90"/>
  </office:meta>
</office:document-meta>
</file>